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Default_20_Text">
      <style:text-properties fo:font-style="italic" style:font-style-asian="italic" style:font-style-complex="italic"/>
    </style:style>
    <style:style style:name="P2" style:family="paragraph" style:parent-style-name="Default_20_Text">
      <style:text-properties fo:font-style="italic" fo:font-weight="normal" style:font-style-asian="italic" style:font-weight-asian="normal" style:font-style-complex="italic" style:font-weight-complex="normal"/>
    </style:style>
    <style:style style:name="P3" style:family="paragraph" style:parent-style-name="Default_20_Text">
      <style:text-properties fo:font-weight="normal" style:font-weight-asian="normal" style:font-weight-complex="normal"/>
    </style:style>
    <style:style style:name="P4" style:family="paragraph" style:parent-style-name="Default_20_Text">
      <style:text-properties fo:font-weight="bold" style:font-weight-asian="bold" style:font-weight-complex="bold"/>
    </style:style>
    <style:style style:name="P5" style:family="paragraph" style:parent-style-name="Default_20_Text">
      <style:paragraph-properties fo:margin-left="-0.4925in" fo:margin-right="0in" fo:text-indent="0in" style:auto-text-indent="false"/>
    </style:style>
    <style:style style:name="P6" style:family="paragraph" style:parent-style-name="Default_20_Text" style:master-page-name="">
      <style:paragraph-properties fo:margin-left="0in" fo:margin-right="0in" fo:text-indent="0in" style:auto-text-indent="false" style:page-number="auto"/>
    </style:style>
    <style:style style:name="P7" style:family="paragraph" style:parent-style-name="Text_20_Body_20_Indent">
      <style:text-properties fo:font-weight="bold" style:font-weight-asian="bold" style:font-weight-complex="bold"/>
    </style:style>
    <style:style style:name="P8" style:family="paragraph" style:parent-style-name="Text_20_Body_20_Indent">
      <style:text-properties fo:font-size="12pt" style:font-size-asian="12pt" style:font-size-complex="12pt"/>
    </style:style>
    <style:style style:name="P9" style:family="paragraph" style:parent-style-name="List_20_Indent">
      <style:paragraph-properties fo:margin-left="0in" fo:margin-right="0in" fo:text-indent="0in" style:auto-text-indent="false"/>
    </style:style>
    <style:style style:name="P10" style:family="paragraph" style:parent-style-name="Text" style:list-style-name=""/>
    <style:style style:name="P11" style:family="paragraph" style:parent-style-name="Heading_20_1">
      <style:text-properties fo:font-size="24pt" style:font-size-asian="24pt" style:font-size-complex="24pt"/>
    </style:style>
    <style:style style:name="P12" style:family="paragraph" style:parent-style-name="Heading_20_3" style:list-style-name=""/>
    <style:style style:name="P13" style:family="paragraph" style:parent-style-name="Heading_20_3">
      <style:text-properties fo:font-weight="bold" style:font-weight-asian="bold" style:font-weight-complex="bold"/>
    </style:style>
    <style:style style:name="P14" style:family="paragraph" style:parent-style-name="Heading_20_3">
      <style:text-properties fo:font-style="normal" style:font-style-asian="normal" style:font-style-complex="normal"/>
    </style:style>
    <style:style style:name="P15" style:family="paragraph" style:parent-style-name="Heading_20_2" style:list-style-name=""/>
    <style:style style:name="P16" style:family="paragraph" style:parent-style-name="Heading_20_2">
      <style:text-properties fo:font-style="normal" style:font-style-asian="normal" style:font-style-complex="normal"/>
    </style:style>
    <style:style style:name="P17" style:family="paragraph" style:parent-style-name="Text_20_Body_20_Single">
      <style:text-properties fo:font-style="italic" style:font-style-asian="italic" style:font-style-complex="italic"/>
    </style:style>
    <style:style style:name="P18" style:family="paragraph" style:parent-style-name="Text_20_Body_20_Single">
      <style:text-properties fo:font-style="normal" style:font-style-asian="normal" style:font-style-complex="normal"/>
    </style:style>
    <style:style style:name="P19" style:family="paragraph" style:parent-style-name="Text_20_Body_20_Single" style:list-style-name=""/>
    <style:style style:name="P20" style:family="paragraph" style:parent-style-name="Text_20_Body_20_Single">
      <style:text-properties fo:font-weight="bold" style:font-weight-asian="bold" style:font-weight-complex="bold"/>
    </style:style>
    <style:style style:name="P21" style:family="paragraph" style:parent-style-name="Text_20_Body_20_Singl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4pt" fo:font-weight="bold" style:font-size-asian="24pt" style:font-weight-asian="bold" style:font-size-complex="2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Lpar Class</text:h>
      <text:h text:style-name="Heading_20_2" text:outline-level="2"><text:bookmark text:name="creating-instantiating"/>Creating/Instantiating:</text:h>
      <text:p text:style-name="Default_20_Text">To create a new Lpar object, an options hash much be supplied. This options hash can be created manually, passed by some outside source, or even generated by using an HMC that manages a pre-existing LPAR. <text:s/>But in every case, these are the options specified in this hash, with the required fields specified.</text:p>
      <text:p text:style-name="List_20_Indent"/>
      <text:p text:style-name="P4"><text:bookmark text:name="options"/>Options:</text:p>
      <text:p text:style-name="P5"><text:bookmark text:name="password-needed-if-not-using-rsa-keys"/><text:tab/></text:p>
      <text:p text:style-name="P5"><text:tab/><text:span text:style-name="T5">:hmc</text:span> – <text:span text:style-name="T5">(required)</text:span><text:span text:style-name="T6"> The Hmc object representing the HMC that manages (or will manage) this LPAR</text:span>. See the documentation regarding the Hmc class to learn how to use objects of this type.</text:p>
      <text:p text:style-name="P5"><text:bookmark text:name="port-defaults-to-22-if-not-specified"/><text:tab/><text:span text:style-name="T5">:name</text:span> – <text:span text:style-name="T5">(required)</text:span><text:span text:style-name="T6"> The name of the LPAR this object represents.</text:span></text:p>
      <text:p text:style-name="P5"><text:bookmark text:name="key-fully-qualified-location-of-the-rsa-public-key"/><text:tab/><text:span text:style-name="T5">:frame</text:span> – <text:span text:style-name="T5">(required)</text:span><text:span text:style-name="T6"> The name of the frame where this LPAR does (or will) reside.</text:span></text:p>
      <text:p text:style-name="P6"><text:span text:style-name="T5">:des_proc</text:span><text:span text:style-name="T6"> – </text:span><text:span text:style-name="T5">(required)</text:span><text:span text:style-name="T6"> The desired processing units that this LPAR does (or will) have.</text:span></text:p>
      <text:p text:style-name="P9"><text:span text:style-name="T5">:des_vcpu</text:span><text:span text:style-name="T6"> – </text:span><text:span text:style-name="T5">(required)</text:span><text:span text:style-name="T6"> The desired number of virtual CPUs this LPAR does (or will) have.</text:span></text:p>
      <text:p text:style-name="P9"><text:span text:style-name="T5">:des_mem </text:span><text:span text:style-name="T6">– </text:span><text:span text:style-name="T5">(required) </text:span><text:span text:style-name="T6">The desired amount of memory (in MB) this LPAR does (or will) have.</text:span></text:p>
      <text:p text:style-name="P9"><text:span text:style-name="T5">:hostname</text:span><text:span text:style-name="T6"> - <text:s/>The (primary) hostname of the LPAR. Defaults to :name if this is not specified</text:span></text:p>
      <text:p text:style-name="P9"><text:span text:style-name="T5">:min_proc</text:span><text:span text:style-name="T6"> – The Minimum Processing Units that this LPAR is allowed to have. Defaults to options[:des_proc].</text:span></text:p>
      <text:p text:style-name="P9"><text:span text:style-name="T5">:max_proc</text:span><text:span text:style-name="T6"> – The Maximum Processing Units that this LPAR is allowed to have. Defaults to options[:des_proc].</text:span></text:p>
      <text:p text:style-name="P9"><text:span text:style-name="T5">:max_mem</text:span><text:span text:style-name="T6"> – The Maximum Memory (in MB) that this LPAR is allowed to have. Defaults to options[:des_mem].</text:span></text:p>
      <text:p text:style-name="P9"><text:span text:style-name="T5">:min_mem</text:span><text:span text:style-name="T6"> – The Minimum Memory (in MB) that this LPAR is allowed to have. Defaults to options[:des_mem].</text:span></text:p>
      <text:p text:style-name="P9"><text:span text:style-name="T5">:max_vcpu</text:span><text:span text:style-name="T6"> – The Maximum virtual CPUs that this LPAR is allowed to have. Defaults to options[:des_vcpu].</text:span></text:p>
      <text:p text:style-name="P9"><text:span text:style-name="T5">:min_vcpu</text:span><text:span text:style-name="T6"> – The Minimum virtual CPUs that this LPAR is allowed to have. Defaults to options[:des_vcpu].</text:span></text:p>
      <text:p text:style-name="P9"><text:span text:style-name="T5">:max_virt_slots</text:span><text:span text:style-name="T6"> – The maximum number of virtual adapters that this LPAR is allowed to have. Defaults to 30.</text:span></text:p>
      <text:p text:style-name="P9"><text:span text:style-name="T5">:current_profile</text:span><text:span text:style-name="T6"> – The name of the current LPAR profile that is assigned to this LPAR. Defaults to :name + “_profile”.</text:span></text:p>
      <text:p text:style-name="P9"><text:span text:style-name="T5">:default_profile</text:span><text:span text:style-name="T6"> – The name of the default LPAR profile that for this LPAR. Defaults to options[:current_profile].</text:span></text:p>
      <text:p text:style-name="P9"><text:span text:style-name="T5">:sharing_mode</text:span><text:span text:style-name="T6"> – The resource sharing mode that this LPAR uses ('cap' or 'uncap'). Defaults to 'cap'.</text:span></text:p>
      <text:p text:style-name="P9"><text:span text:style-name="T5">:uncap_weight</text:span><text:span text:style-name="T6"> – The Uncapped sharing weight that this LPAR uses if it's :sharing_mode is 'uncap'.</text:span></text:p>
      <text:p text:style-name="P9"><text:span text:style-name="T5">:proc_mode</text:span><text:span text:style-name="T6"> – The Processor sharing mode that this LPAR uses ('shared' or 'unshared'). Defaults to 'shared'.</text:span></text:p>
      <text:p text:style-name="P9"><text:span text:style-name="T5">:id</text:span><text:span text:style-name="T6"> – The LPAR ID that this LPAR currently has. Defaults to nil for new LPARs.</text:span></text:p>
      <text:p text:style-name="Default_20_Text"><text:span text:style-name="T6"/></text:p>
      <text:p text:style-name="Default_20_Text"><text:span text:style-name="T6">These options can be populated into a hash manually and passed along to the instantiation. <text:s/>Or, if the LPAR actually already exists on the managing HMC, these attributes can all be populated prior and just passed into the Lpar instantiate. <text:s/>For example, to create an Lpar object for an LPAR named 'test_lpar' residing on the frame 'test_frame', and we have an Hmc object named hmc that manages 'test_frame', this would be how to instantiate it.</text:span></text:p>
      <text:h text:style-name="Heading_20_4" text:outline-level="4"><text:bookmark text:name="example-usage"/>Example initialization</text:h>
      <text:p text:style-name="Preformatted_20_Text"><text:span text:style-name="T6">options_hash = hmc.get_lpar_options(“test_frame”,”test_lpar”)</text:span></text:p>
      <text:p text:style-name="Preformatted_20_Text"><text:span text:style-name="T6">#If test_lpar doesn't already exist, options_hash </text:span></text:p>
      <text:p text:style-name="Preformatted_20_Text"><text:span text:style-name="T6">#must be externally supplied or populated manually</text:span></text:p>
      <text:p text:style-name="Preformatted_20_Text"><text:span text:style-name="T6">lpar = Lpar.new(options_hash)</text:span></text:p>
      <text:p text:style-name="P3"/>
      <text:h text:style-name="Heading_20_2" text:outline-level="2">Create/Delete an LPAR</text:h>
      <text:p text:style-name="Text_20_Body_20_Single">To create or delete the LPAR from it's frame, simply call create() or delete() (if the Lpar is Not Activated) to perform the specified command against it's managing HMC:</text:p>
      <text:p text:style-name="Preformatted_20_Text">lpar.create</text:p>
      <text:p text:style-name="Preformatted_20_Text">lpar.delete</text:p>
      <text:p text:style-name="Text_20_Body_20_Single"/>
      <text:h text:style-name="P15" text:outline-level="2">Rename an LPAR</text:h>
      <text:p text:style-name="Text_20_Body_20_Single">To rename an LPAR, simply call the rename() function against that Lpar object:</text:p>
      <text:p text:style-name="Preformatted_20_Text">lpar.rename(“new_name”)</text:p>
      <text:p text:style-name="Preformatted_20_Text">lpar.name =&gt; “new_name”</text:p>
      <text:p text:style-name="Text_20_Body_20_Single"/>
      <text:h text:style-name="P15" text:outline-level="2">Activate an LPAR</text:h>
      <text:p text:style-name="P19">To activate an LPAR, you can call the activate() function against that Lpar object. <text:s/>A specific profile to activate may be cited as a parameter, otherwise the Lpar's current_profile attribute is used:</text:p>
      <text:p text:style-name="Preformatted_20_Text">lpar.activate <text:s/>#Activates the LPAR with it's current profile</text:p>
      <text:p text:style-name="Preformatted_20_Text">lpar.activate(“custom_profile”) #Activates <text:s/>the LPAR with “custom_profile”</text:p>
      <text:p text:style-name="P19"/>
      <text:h text:style-name="P15" text:outline-level="2">Shutting down an LPAR</text:h>
      <text:p text:style-name="Text_20_Body_20_Single">There are two functions that can be used to shutdown an Lpar. <text:s/>There is hard_shutdown() and soft_shutdown(). <text:s/>hard_shutdown() immediately powers down the LPAR without suspending the OS or anything. <text:s/>soft_shutdown() initiates an OS-level shutdown of the LPAR:</text:p>
      <text:p text:style-name="Preformatted_20_Text">lpar.hard_shutdown</text:p>
      <text:p text:style-name="Preformatted_20_Text">lpar.soft_shutdown</text:p>
      <text:p text:style-name="Text_20_Body_20_Single"/>
      <text:h text:style-name="P15" text:outline-level="2">Check the status of an LPAR</text:h>
      <text:p text:style-name="Text_20_Body_20_Single">The current status of an LPAR (Not Activated, Open Firmware, Running, Shutting Down, etc) can be found by simply executing the check_state() function against an Lpar object. <text:s/>The Lpar's state (as observed by the managing HMC), will be returned as a String:</text:p>
      <text:p text:style-name="Preformatted_20_Text">lpar.check_state <text:s text:c="2"/>=&gt; <text:s/>“Not Activated”</text:p>
      <text:p text:style-name="Preformatted_20_Text"/>
      <text:p text:style-name="Preformatted_20_Text"/>
      <text:h text:style-name="P15" text:outline-level="2">Managing Compute Resources</text:h>
      <text:p text:style-name="Text_20_Body_20_Single">The Lpar class can be used to add/remove Virtual CPUs, Processing Units, and Memory from an LPAR. <text:s/>The Lpar class keeps track of desired_proc_units, min_proc_units, max_proc_units, desired_vcpu, min_vcpu, max_vcpu, desired_memory, min_memory, and max_memory. The 'desired' values represent the currently allocated amount of Processing Units (CPU fractions from the frame), Virtual CPUs, and Memory (in MB). <text:s/>The 'min' and 'max' values are used by the HMC (and the Lpar class) to prevent allocation/deallocation of these resources above or below a certain point. <text:s/>If desired, though, all of these values can be modified. <text:s/>If it is a min/max resource, the LPAR must be power-cycled for it to take effect, but all 'desired' changes can happen without the need for a power-cycle. <text:s/>The following are examples of how to modify these attributes using Lpar:</text:p>
      <text:p text:style-name="Preformatted_20_Text">lpar.max_vcpu += 2</text:p>
      <text:p text:style-name="Preformatted_20_Text">lpar.desired_vcpu = 2</text:p>
      <text:p text:style-name="Preformatted_20_Text">lpar.min_vcpu = 2</text:p>
      <text:p text:style-name="Preformatted_20_Text">lpar.max_proc_units += 0.5</text:p>
      <text:p text:style-name="Preformatted_20_Text">lpar.desired_proc_units +=0.25</text:p>
      <text:p text:style-name="Preformatted_20_Text">lpar.min_proc_units -= 0.5</text:p>
      <text:p text:style-name="Preformatted_20_Text">lpar.max_memory += 2048</text:p>
      <text:p text:style-name="Preformatted_20_Text">lpar.desired_memory = 4096</text:p>
      <text:p text:style-name="Preformatted_20_Text">lpar.min_memory +=1024</text:p>
      <text:h text:style-name="P15" text:outline-level="2"/>
      <text:h text:style-name="P15" text:outline-level="2">Managing vSCSI Adapters</text:h>
      <text:p text:style-name="P19">The Lpar class can be used to add and remove Virtual SCSI adapters to/from an LPAR. <text:s/>In order to attach disks to an LPAR, it must have a pair of vSCSI adapters that each attach to one of the Virtual I/O servers in the environment's Storage VIO pair. <text:s/>Meaning that the LPAR will need to have one vSCSI that attaches it to the primary VIO and another vSCSI that attaches it to the secondary VIO. <text:s/>So, the Lpar class provides a facility to create a vSCSI adapter and attach it between itself and a server LPAR (usually a Vio, who's class functionality is discussed elsewhere). <text:s/>vSCSI adapters can also be removed from an Lpar (by specifying the server LPAR that the vSCSI to remove is attached to, and optionally a Vscsi object representing it). <text:s/>Here are a few examples of using add_vscsi() and remove_vscsi():</text:p>
      <text:p text:style-name="Preformatted_20_Text">#Two Server LPARs to attach vSCSIs to, where “test_frame” is the frame</text:p>
      <text:p text:style-name="Preformatted_20_Text">#of our LPAR and where the LPARs “vio_test_1” and “vio_test_2” already reside.</text:p>
      <text:p text:style-name="Preformatted_20_Text">#hmc is assumed to be the Hmc object managing our LPAR and the VIOs.</text:p>
      <text:p text:style-name="Preformatted_20_Text">vio1 = Vio.new(hmc, “test_frame”, “vio_test_1”)</text:p>
      <text:p text:style-name="Preformatted_20_Text">vio2 = Vio.new(hmc, “test_frame”, “vio_test_2”)</text:p>
      <text:p text:style-name="Preformatted_20_Text">lpar.add_vscsi(vio1)</text:p>
      <text:p text:style-name="Preformatted_20_Text">lpar.add_vscsi(vio2)</text:p>
      <text:p text:style-name="Preformatted_20_Text">adapter_array = lpar.get_vscsi_adapters</text:p>
      <text:p text:style-name="Preformatted_20_Text">=&gt; [#&lt;Vscsi:0x00000000e294b0 …...&gt;, #&lt;Vscsi:0x00000000e292f8 …..&gt;] <text:s text:c="2"/></text:p>
      <text:p text:style-name="Preformatted_20_Text">#Array of Vscsis attached to this LPAR</text:p>
      <text:p text:style-name="Preformatted_20_Text">lpar.remove_vscsi(vio1,adapter_array[0]) <text:s/>#Actual Vscsi object to remove is an optional parameter</text:p>
      <text:p text:style-name="Preformatted_20_Text">lpar.remove_vscsi(vio2)</text:p>
      <text:h text:style-name="P15" text:outline-level="2">Managing vNIC Adapters</text:h>
      <text:p text:style-name="Text_20_Body_20_Single">The Lpar class can be used to add (and remove, eventually) Virtual NIC adapters to(/from) an LPAR. <text:s/>In order to attach a vNIC to an LPAR, you must provide the VLAN which the NIC will attach to. <text:s/>Here is an example of the call to create_vnic() :</text:p>
      <text:p text:style-name="Preformatted_20_Text">lpar.create_vnic(74)</text:p>
      <text:p text:style-name="Preformatted_20_Text">lpar.craete_vnic(75, “76,77,78”) </text:p>
      <text:p text:style-name="Preformatted_20_Text">#Second parameter is an optional comma delimited list of additional VLANS to attach to</text:p>
      <text:p text:style-name="P19"/>
      <text:h text:style-name="P15" text:outline-level="2">Attribute List:</text:h>
      <text:h text:style-name="Heading_20_3" text:outline-level="3">Accessor Attributes</text:h>
      <text:p text:style-name="Text">@min_proc_units, @max_proc_units, @desired_proc_units, @min_memory, @max_memory, @desired_memory, @min_vcpu, @max_vcpu, @desired_vcpu, @id, @current_profile, @default_profile, @name, @hostname, @proc_mode, @sharing_mode, @uncap_weight, @frame, @max_virtual_slots</text:p>
      <text:p text:style-name="Text_20_Body_20_Indent"/>
      <text:h text:style-name="P12" text:outline-level="3">Read-only Attributes</text:h>
      <text:p text:style-name="P10">@hmc</text:p>
      <text:h text:style-name="P15" text:outline-level="2"><text:span text:style-name="T2">Function List:</text:span></text:h>
      <text:h text:style-name="P12" text:outline-level="3"><text:span text:style-name="T2">create</text:span></text:h>
      <text:p text:style-name="Text_20_Body_20_Single"><text:span text:style-name="T2">Uses the attributes defined for the Lpar object to execute an HMC command against it's HMC to create the actual LPAR object that this Ruby object represents.</text:span></text:p>
      <text:p text:style-name="Text_20_Body_20_Single"><text:span text:style-name="T2"/></text:p>
      <text:h text:style-name="P12" text:outline-level="3"><text:span text:style-name="T2">delete</text:span></text:h>
      <text:p text:style-name="Text_20_Body_20_Single"><text:span text:style-name="T2">Executes a hard_shutdown() on the Lpar and removes the actual LPAR from it's frame after it is fully powered down.</text:span></text:p>
      <text:p text:style-name="Text_20_Body_20_Single"><text:span text:style-name="T2"/></text:p>
      <text:h text:style-name="P12" text:outline-level="3"><text:span text:style-name="T2">rename(newname) → newname</text:span></text:h>
      <text:p text:style-name="Text_20_Body_20_Single"><text:span text:style-name="T2">Executes a 'chsyscfg' HMC command to rename the LPAR to the name specified (also sets @name to the new name as well)</text:span></text:p>
      <text:p text:style-name="Text_20_Body_20_Single"><text:span text:style-name="T2"/></text:p>
      <text:h text:style-name="P12" text:outline-level="3"><text:span text:style-name="T2">activate(profile_name = @current_profile)</text:span></text:h>
      <text:p text:style-name="Text_20_Body_20_Single"><text:span text:style-name="T2">Executes an HMC command to activate the LPAR with the partition profile specified, otherwise it just defaults to using @current_profile.</text:span></text:p>
      <text:p text:style-name="Text_20_Body_20_Single"><text:span text:style-name="T2"/></text:p>
      <text:h text:style-name="P12" text:outline-level="3"><text:span text:style-name="T2">hard_shutdown</text:span></text:h>
      <text:p text:style-name="Text_20_Body_20_Single"><text:span text:style-name="T2">Executes an HMC command against the LPAR to initiate an immediate shutdown of it.</text:span></text:p>
      <text:p text:style-name="Text_20_Body_20_Single"><text:span text:style-name="T2"/></text:p>
      <text:h text:style-name="P12" text:outline-level="3"><text:span text:style-name="T2">soft_shutdown</text:span></text:h>
      <text:p text:style-name="Text_20_Body_20_Single"><text:span text:style-name="T2">Executes an HMC command against the LPAR to initiate an OS-level shutdown of it.</text:span></text:p>
      <text:p text:style-name="Text_20_Body_20_Single"><text:span text:style-name="T2"/></text:p>
      <text:h text:style-name="P12" text:outline-level="3"><text:span text:style-name="T2">check_state → String</text:span></text:h>
      <text:p text:style-name="Text_20_Body_20_Single"><text:span text:style-name="T2">Execute an 'lssyscfg' command on the HMC to return the current status of the LPAR, as a String.</text:span></text:p>
      <text:p text:style-name="Text_20_Body_20_Single"><text:span text:style-name="T2"/></text:p>
      <text:h text:style-name="P12" text:outline-level="3"><text:span text:style-name="T2">is_running? → true or false</text:span></text:h>
      <text:p text:style-name="Text_20_Body_20_Single"><text:span text:style-name="T2">Returns true if the LPAR's current state is “Running”, false otherwise</text:span></text:p>
      <text:p text:style-name="Text_20_Body_20_Single"><text:span text:style-name="T2"/></text:p>
      <text:h text:style-name="P12" text:outline-level="3"><text:span text:style-name="T2">not_activated? → true or false</text:span></text:h>
      <text:p text:style-name="Text_20_Body_20_Single"><text:span text:style-name="T2">Returns true if the LPAR's current state is “Not Activated”, false otherwise</text:span></text:p>
      <text:p text:style-name="Text_20_Body_20_Single"><text:span text:style-name="T2"/></text:p>
      <text:h text:style-name="P12" text:outline-level="3"><text:span text:style-name="T2">get_info → String</text:span></text:h>
      <text:p text:style-name="Text_20_Body_20_Single"><text:span text:style-name="T2">Returns the full output from the HMC when executing a non-filtered 'lssyscfg' against the LPAR.</text:span></text:p>
      <text:p text:style-name="Text_20_Body_20_Single"><text:span text:style-name="T2"/></text:p>
      <text:h text:style-name="P12" text:outline-level="3"><text:span text:style-name="T2">id → @id</text:span></text:h>
      <text:p text:style-name="Text_20_Body_20_Single"><text:span text:style-name="T2">Returns the LPAR ID.</text:span></text:p>
      <text:p text:style-name="Text_20_Body_20_Single"><text:span text:style-name="T2"/></text:p>
      <text:h text:style-name="P12" text:outline-level="3"><text:span text:style-name="T2">current_profile → @current_profile</text:span></text:h>
      <text:p text:style-name="Text_20_Body_20_Single"><text:span text:style-name="T2">Returns the currently activated profile.</text:span></text:p>
      <text:p text:style-name="Text_20_Body_20_Single"><text:span text:style-name="T2"/></text:p>
      <text:h text:style-name="P12" text:outline-level="3"><text:span text:style-name="T2">default_profile → @default_profile</text:span></text:h>
      <text:p text:style-name="Text_20_Body_20_Single"><text:span text:style-name="T2">Returns the default partition profile name for this LPAR.</text:span></text:p>
      <text:p text:style-name="Text_20_Body_20_Single"><text:span text:style-name="T2"/></text:p>
      <text:h text:style-name="P12" text:outline-level="3"><text:span text:style-name="T2">get_mac_address → String</text:span></text:h>
      <text:p text:style-name="Text_20_Body_20_Single"><text:span text:style-name="T2">Returns the MAC Address of the LPAR, if it has a vNIC.</text:span></text:p>
      <text:p text:style-name="Text_20_Body_20_Single"><text:span text:style-name="T2"/></text:p>
      <text:h text:style-name="P12" text:outline-level="3"><text:span text:style-name="T2">set_attr_profile(units, hmc_label)</text:span></text:h>
      <text:p text:style-name="Text_20_Body_20_Single"><text:span text:style-name="T2">This function executes a 'chsyscfg' command against this LPAR in order to change the LPAR profile attribute name specified by hmc_label to be the value specified by units.</text:span></text:p>
      <text:p text:style-name="Text_20_Body_20_Single"><text:span text:style-name="T2"/></text:p>
      <text:h text:style-name="P12" text:outline-level="3"><text:span text:style-name="T2">set_attr_and_reactivate(units, hmc_label)</text:span></text:h>
      <text:p text:style-name="Text_20_Body_20_Single"><text:span text:style-name="T2">Does the same thing as </text:span><text:span text:style-name="T3">set_attr_profile()</text:span><text:span text:style-name="T4"> except that after changing the partition profile's attribute, the LPAR is shutdown and reactivate so that the change takes effect.</text:span></text:p>
      <text:p text:style-name="Text_20_Body_20_Single"><text:span text:style-name="T4"/></text:p>
      <text:h text:style-name="P13" text:outline-level="3"><text:span text:style-name="T2">desired_proc_units=(units) → units</text:span></text:h>
      <text:p text:style-name="P21"><text:span text:style-name="T2">Modifies the LPAR's Desired Processing units to be the value specified by units. <text:s/>This value is changed on the LPARs current partition profile, but also directly on the hardware of the machine via DLPAR.</text:span></text:p>
      <text:p text:style-name="P21"><text:span text:style-name="T2"/></text:p>
      <text:h text:style-name="P12" text:outline-level="3"><text:span text:style-name="T2">max_proc_units=(units) → units</text:span></text:h>
      <text:p text:style-name="Text_20_Body_20_Single"><text:span text:style-name="T2">Modifies the LPAR's Maximum Processing units to be the value specified by units. <text:s/>This value is changed on the LPAR's current partition profile and then the LPAR is immediately reactivated so that this takes full effect.</text:span></text:p>
      <text:p text:style-name="Text_20_Body_20_Single"><text:span text:style-name="T2"/></text:p>
      <text:h text:style-name="P12" text:outline-level="3"><text:span text:style-name="T2">min_proc_units=(units) → units</text:span></text:h>
      <text:p text:style-name="Text_20_Body_20_Single"><text:span text:style-name="T2">Modifies the LPAR's Minimum Processing units to be the value specified by units. <text:s/>This value is changed on the LPAR's current partition profile and then the LPAR is immediately reactivated so that this takes full effect.</text:span></text:p>
      <text:p text:style-name="Text_20_Body_20_Single"><text:span text:style-name="T2"/></text:p>
      <text:h text:style-name="P12" text:outline-level="3"><text:span text:style-name="T2">set_proc_units_dlpar(units)</text:span></text:h>
      <text:p text:style-name="Text_20_Body_20_Single"><text:span text:style-name="T2">Used by </text:span><text:span text:style-name="T3">desired_proc_units=()</text:span><text:span text:style-name="T4"> to set the current desired processing units via DLPAR.</text:span></text:p>
      <text:p text:style-name="Text_20_Body_20_Single"><text:span text:style-name="T4"/></text:p>
      <text:h text:style-name="P13" text:outline-level="3"><text:span text:style-name="T2">desired_vcpu=(units) → units</text:span></text:h>
      <text:p text:style-name="P21"><text:span text:style-name="T2">Modifies the LPAR's Desired Virtual CPU count to be the value specified by units. <text:s/>This value is changed on the LPAR's current partition profile, but also directly on the hardware of the machine via DLPAR.</text:span></text:p>
      <text:p text:style-name="P21"><text:span text:style-name="T2"/></text:p>
      <text:h text:style-name="P12" text:outline-level="3"><text:span text:style-name="T2">min_vcpu=(units)</text:span></text:h>
      <text:p text:style-name="Text_20_Body_20_Single"><text:span text:style-name="T2">Modifies the LPAR's Minimum Virtual CPU count to be the value specified by units. <text:s/>This value is changed on the LPAR's current partition profile and then the LPAR is immediately reactivated so that this takes full effect.</text:span></text:p>
      <text:p text:style-name="Text_20_Body_20_Single"><text:span text:style-name="T2"/></text:p>
      <text:h text:style-name="P12" text:outline-level="3"><text:span text:style-name="T2">max_vcpu=(units)</text:span></text:h>
      <text:p text:style-name="Text_20_Body_20_Single"><text:span text:style-name="T2">Modifies the LPAR's Maximum Virtual CPU count to be the value specified by units. <text:s/>This value is changed on the LPAR's current partition profile and then the LPAR is immediately reactivated so that this takes full effect.</text:span></text:p>
      <text:p text:style-name="Text_20_Body_20_Single"><text:span text:style-name="T2"/></text:p>
      <text:h text:style-name="P12" text:outline-level="3"><text:span text:style-name="T2">set_vcpu_dlpar(units)</text:span></text:h>
      <text:p text:style-name="Text_20_Body_20_Single"><text:span text:style-name="T2">Used by </text:span><text:span text:style-name="T3">desired_vcpu=()</text:span><text:span text:style-name="T4"> to set the current desired virtual CPU count via DLPAR.</text:span></text:p>
      <text:p text:style-name="Text_20_Body_20_Single"><text:span text:style-name="T4"/></text:p>
      <text:h text:style-name="P13" text:outline-level="3"><text:span text:style-name="T2">desired_memory=(units)</text:span></text:h>
      <text:p text:style-name="P21"><text:span text:style-name="T2">Modifies the LPAR's Desired Memory to be the value specified by units. <text:s/>This value is changed on <text:s/>the LPAR's current partition profile, but also directly on the hardware of the machine via DLPAR.</text:span></text:p>
      <text:p text:style-name="P21"><text:span text:style-name="T2"/></text:p>
      <text:h text:style-name="P12" text:outline-level="3"><text:span text:style-name="T2">min_memory=(units)</text:span></text:h>
      <text:p text:style-name="Text_20_Body_20_Single"><text:span text:style-name="T2">Modifies the LPAR's Minimum Memory to be the value specified by units. <text:s/>This value is changed on the LPAR's current partition profile and then the LPAR is immediately reactivated so that this takes full effect.</text:span></text:p>
      <text:p text:style-name="Text_20_Body_20_Single"><text:span text:style-name="T2"/></text:p>
      <text:h text:style-name="P12" text:outline-level="3"><text:span text:style-name="T2">max_memory=(units)</text:span></text:h>
      <text:p text:style-name="Text_20_Body_20_Single"><text:span text:style-name="T2">Modifies the LPAR's Maximum Memory to be the value specified by units. <text:s/>This value is changed on the LPAR's current partition profile and then the LPAR is immediately reactivated so that this takes full effect.</text:span></text:p>
      <text:p text:style-name="Text_20_Body_20_Single"><text:span text:style-name="T2"/></text:p>
      <text:h text:style-name="P12" text:outline-level="3"><text:span text:style-name="T2">set_memory_dlpar(units)</text:span></text:h>
      <text:p text:style-name="Text_20_Body_20_Single"><text:span text:style-name="T2">Used by </text:span><text:span text:style-name="T3">desired_memory=()</text:span><text:span text:style-name="T4"> to set the current desired memory via DLPAR.</text:span></text:p>
      <text:p text:style-name="Text_20_Body_20_Single"><text:span text:style-name="T4"/></text:p>
      <text:p text:style-name="Text_20_Body_20_Single"><text:span text:style-name="T1"/></text:p>
      <text:h text:style-name="P12" text:outline-level="3">get_vscsi_adapters → [Vscsi1, Vscsi2, … , VscsiN]</text:h>
      <text:p text:style-name="Text_20_Body_20_Single">Returns an array of Vscsi objects that represent vSCSI adapters that are currently attached to this LPAR. <text:s/>If there are no vSCSI adapters attached to this LPAR, an empty array is returned.</text:p>
      <text:p text:style-name="Text_20_Body_20_Single"/>
      <text:h text:style-name="P12" text:outline-level="3">get_max_virtual_slots → int</text:h>
      <text:p text:style-name="Text_20_Body_20_Single">Runs an HMC command to get the current maximum number of virtual adapters that the LPAR can have. <text:s/><text:span text:style-name="T5">max_virtual_slots() </text:span><text:span text:style-name="T6">(the accessor method to max_virtual_slots) accomplishes the same thing without executing an HMC command.</text:span></text:p>
      <text:p text:style-name="Text_20_Body_20_Single"><text:span text:style-name="T6"/></text:p>
      <text:h text:style-name="P13" text:outline-level="3">get_used_virtual_slots → [int]</text:h>
      <text:p text:style-name="P21">Returns an array of integers each representing a virtual adapter slot that is currently occupied by a virtual adapter.</text:p>
      <text:p text:style-name="P21"/>
      <text:h text:style-name="P12" text:outline-level="3">get_available_slot(type = nil) → int</text:h>
      <text:p text:style-name="Text_20_Body_20_Single">Returns the lowest available adapter slot that is not currently occupied by a virtual adapter. <text:s/>If you supply the optional type parameter with “eth”, it looks for available adapter slots below 11, as well (vSCSI adapters typically occupy slots above 10).</text:p>
      <text:p text:style-name="Text_20_Body_20_Single"/>
      <text:h text:style-name="P12" text:outline-level="3">remove_vscsi(server_lpar, adapter_details = nil)</text:h>
      <text:p text:style-name="Text_20_Body_20_Single">Removes the vSCSI adapter described by adapter_details (a Vscsi object) that connects this LPAR with it's server LPAR (most often a VIO). <text:s/>If adapter_details is not supplied, the function simply looks for <text:span text:style-name="T5">any</text:span> vSCSI adapter that connects this LPAR to server_lpar.</text:p>
      <text:p text:style-name="Text_20_Body_20_Single"/>
      <text:h text:style-name="P12" text:outline-level="3">remove_vscsi_from_profile(server_lpar, vscsi)</text:h>
      <text:p text:style-name="Text_20_Body_20_Single">Removes the specified Vscsi object from both the LPAR this is called on as well as the server_lpar specified.</text:p>
      <text:p text:style-name="Text_20_Body_20_Single"/>
      <text:h text:style-name="P12" text:outline-level="3">remove_vscsi_dlpar(server_lpar, vscsi)</text:h>
      <text:p text:style-name="Text_20_Body_20_Single">If either the client LPAR (the Lpar this function is called on) or the server lpar (server_lpar) are currently activated, this function removes the specified Vscsi object (vscsi) from both this Lpar and server_lpar via DLPAR.</text:p>
      <text:p text:style-name="Text_20_Body_20_Single"/>
      <text:h text:style-name="P12" text:outline-level="3">add_vscsi(server_lpar) → [client_slot_num, server_slot_num]</text:h>
      <text:p text:style-name="Text_20_Body_20_Single">Creates a vSCSI adapter between this Lpar (the Lpar that this was called on) and the server LPAR (server_lpar). <text:s/>This is done against the current LPAR profile of both LPARs as well as done via DLPAR on whichever ones are currently activated. <text:s/>This function returns a two element int array, the first element being the slot number that was used on the client side and the second element being the slot number that was used on the server side.</text:p>
      <text:p text:style-name="Text_20_Body_20_Single"/>
      <text:h text:style-name="P12" text:outline-level="3">add_vscsi_to_profile(server_lpar) → [client_slot_num, server_slot_num]</text:h>
      <text:p text:style-name="Text_20_Body_20_Single">Used by <text:span text:style-name="T5">add_vscsi()</text:span><text:span text:style-name="T6"> to add a new vSCSI adapter to the current LPAR profiles of this LPAR and server_lpar. Returns a two element int array, the first element being the client slot number used by this new adapter and the second element being the server slot number used by this new adapter.</text:span></text:p>
      <text:p text:style-name="Text_20_Body_20_Single"><text:span text:style-name="T6"/></text:p>
      <text:h text:style-name="P13" text:outline-level="3">add_vscsi_dlpar(server_lpar, client_slot_to_use = nil, server_slot_to_use = nil)</text:h>
      <text:p text:style-name="P20"><text:span text:style-name="T6">Used by </text:span>add_vscsi()<text:span text:style-name="T6"> to add a new vSCSI adapter to the either running LPAR (this LPAR and/or server_lpar) via DLPAR. If the second two parameters are not provided, then the function simply adds then to the lowest available virtual slot on both LPARs.</text:span></text:p>
      <text:p text:style-name="P20"><text:span text:style-name="T6"/></text:p>
      <text:h text:style-name="P13" text:outline-level="3">create_vnic(vlan_id, addl_vlan_ids = “”)</text:h>
      <text:p text:style-name="P21">Creates a virtual NIC adapter on the Lpar, assigning it the VLAN ID specified by vlan_id. <text:s/>Specifying the optional parameter addl_vlan_ids, a comma-delimited string of <text:span text:style-name="T5">additional</text:span> VLAN IDs to connect this vNIC to, those VLAN IDs will also be used in the creation of thie vNIC.</text:p>
      <text:p text:style-name="P21"/>
      <text:h text:style-name="P12" text:outline-level="3">create_vnic_profile(slot_number, vlan_id, addl_vlan_ids, is_trunk, is_required)</text:h>
      <text:p text:style-name="Text_20_Body_20_Single">Used by <text:span text:style-name="T5">create_vnic</text:span> - Using the virtual adapter slot number slot_number, the VLAN ID vlan_id, any (or no) additional VLAN IDs in addl_vlan_ids, <text:s/>a 0/1 value for whether this connects to a Trunk VLAN in is_trunk, and a 0/1 value for whether this adapter is required for activation in is_required, this function creates a new vNIC on the Lpar's current partition profile.</text:p>
      <text:p text:style-name="Text_20_Body_20_Single"/>
      <text:h text:style-name="P12" text:outline-level="3">create_vnic_dlpar(slot_number, vlan_id)</text:h>
      <text:p text:style-name="Text_20_Body_20_Single">Used by <text:span text:style-name="T5">create_vnic</text:span> – Using the virtual adapter slot number slot_number and the VLAN ID vlan_id, this function creates a vNIC adapter on the LPAR via DLPAR if the LPAR is currently in the 'Running' state.</text:p>
      <text:p text:style-name="Text_20_Body_20_Single"/>
      <text:p text:style-name="Text_20_Body_20_Single"/>
      <text:h text:style-name="P12" text:outline-level="3">clean_vadapter_string(vadapter_string) → String</text:h>
      <text:p text:style-name="Text_20_Body_20_Single">A utility function that handles Strings describing multiple virtual adapters that is included in the output of some HMC level commands. <text:s/>Returns the empty string if the input parameter vadapter_string is equal to 'none', as the HMC will return that if no vadapters are connected to an LPAR. <text:s/>Returns vadapter_string (which is assumed to be vadapter output from the HMC) without any quotation marks around them.</text:p>
      <text:p text:style-name="Text_20_Body_20_Single"/>
      <text:h text:style-name="P12" text:outline-level="3">parse_vscsi_syntax(vscsi_string) → {:virtual_slot_num, :client_or_server, :remote_lpar_id, :remote_lpar_name, :remote_slot_num, :is_required}</text:h>
      <text:p text:style-name="Text_20_Body_20_Single">Utility function that uses <text:span text:style-name="T5">parse_slash_delim_string() </text:span><text:span text:style-name="T6">to parse the input vscsi_string into a has with the follow keys whose values a represented as follows:</text:span></text:p>
      <text:p text:style-name="Text_20_Body_20_Indent"><text:span text:style-name="T5">:virtual_slot_num</text:span><text:span text:style-name="T6"> → the virtual slot number used by this vSCSI on the client LPAR.</text:span></text:p>
      <text:p text:style-name="Text_20_Body_20_Indent"><text:span text:style-name="T5">:client_or_server</text:span><text:span text:style-name="T6"> → a string containing either “client” or “server” describing which side of the adapter this LPAR is on.</text:span></text:p>
      <text:p text:style-name="Text_20_Body_20_Indent"><text:span text:style-name="T5">:remote_lpar_id</text:span><text:span text:style-name="T6"> → the LPAR ID of the other LPAR that this vSCSI connects to.</text:span></text:p>
      <text:p text:style-name="Text_20_Body_20_Indent"><text:span text:style-name="T5">:remote_lpar_name</text:span><text:span text:style-name="T6"> → the name of the other LPAR that this vSCSI connects to.</text:span></text:p>
      <text:p text:style-name="Text_20_Body_20_Indent"><text:span text:style-name="T5">:remote_slot_num</text:span><text:span text:style-name="T6"> → the virtual slot number used by this vSCSI on the server LPAR.</text:span></text:p>
      <text:p text:style-name="Text_20_Body_20_Indent"><text:span text:style-name="T5">:is_required</text:span><text:span text:style-name="T6"> → a 0/1 value denoting if this vSCSI is/isn't required during LPAR activation.</text:span></text:p>
      <text:p text:style-name="Text_20_Body_20_Indent"><text:span text:style-name="T6"/></text:p>
      <text:p text:style-name="Text_20_Body_20_Indent"><text:span text:style-name="T6"/></text:p>
      <text:h text:style-name="P12" text:outline-level="3">parse_vserial_syntax(vserial_string) → {:virtual_slot_num, :client_or_server, :supports_hmc, :remote_lpar_id, :remote_lpar_name, :remote_slot_num, :is_required}</text:h>
      <text:p text:style-name="Text_20_Body_20_Single">Utility function that uses <text:span text:style-name="T5">parse_slash_delim_string() </text:span><text:span text:style-name="T6">to parse the input vserial_string into a has with the follow keys whose values a represented as follows:</text:span></text:p>
      <text:p text:style-name="Text_20_Body_20_Indent"><text:span text:style-name="T5">:virtual_slot_num</text:span><text:span text:style-name="T6"> → the virtual slot number used by this virtual Serial adapter on the client LPAR.</text:span></text:p>
      <text:p text:style-name="Text_20_Body_20_Indent"><text:span text:style-name="T5">:client_or_server</text:span><text:span text:style-name="T6"> → a string containing either “client” or “server” describing which side of the adapter this LPAR is on.</text:span></text:p>
      <text:p text:style-name="P7">:supports_hmc<text:span text:style-name="T6"> → 0/1 value describing whether this virtual Serial adapter supports management by HMC </text:span></text:p>
      <text:p text:style-name="Text_20_Body_20_Indent"><text:span text:style-name="T5">:remote_lpar_id</text:span><text:span text:style-name="T6"> → the LPAR ID of the other LPAR that this virtual Serial adapter connects to.</text:span></text:p>
      <text:p text:style-name="Text_20_Body_20_Indent"><text:span text:style-name="T5">:remote_lpar_name</text:span><text:span text:style-name="T6"> → the name of the other LPAR that this virtual Serial adapter connects to.</text:span></text:p>
      <text:p text:style-name="Text_20_Body_20_Indent"><text:span text:style-name="T5">:remote_slot_num</text:span><text:span text:style-name="T6"> → the virtual slot number used by this virtual Serial adapter on the server LPAR.</text:span></text:p>
      <text:p text:style-name="Text_20_Body_20_Indent"><text:span text:style-name="T5">:is_required</text:span><text:span text:style-name="T6"> → a 0/1 value denoting if this virtual Serial adapter is/isn't required during LPAR activation.</text:span></text:p>
      <text:p text:style-name="Text_20_Body_20_Indent"><text:span text:style-name="T7"/></text:p>
      <text:h text:style-name="P12" text:outline-level="3">parse_vnic_syntax(vnic_string) → {:virtual_slot_num, :is_ieee, :port_vlan_id, :additional_vlan_ids, :is_trunk, :is_required}</text:h>
      <text:p text:style-name="Text_20_Body_20_Single">Utility function that uses <text:span text:style-name="T5">parse_slash_delim_string() </text:span><text:span text:style-name="T6">to parse the input vnic_string into a has with the follow keys whose values a represented as follows:</text:span></text:p>
      <text:p text:style-name="Text_20_Body_20_Indent"><text:span text:style-name="T5">:virtual_slot_num</text:span><text:span text:style-name="T6"> → the virtual slot number used by this vNIC on the client LPAR.</text:span></text:p>
      <text:p text:style-name="Text_20_Body_20_Indent"><text:span text:style-name="T5">:is_ieee</text:span><text:span text:style-name="T6"> → 0/1 value describing whether or not this adapter is IEEE compatible..?.</text:span></text:p>
      <text:p text:style-name="P7">:port_vlan_id<text:span text:style-name="T6"> → the VLAN ID this vNIC attaches to. </text:span></text:p>
      <text:p text:style-name="Text_20_Body_20_Indent"><text:span text:style-name="T5">:additional_vlan_ids</text:span><text:span text:style-name="T6"> → comma-delimited string of additional VLANS this vNIC connects to.</text:span></text:p>
      <text:p text:style-name="Text_20_Body_20_Indent"><text:span text:style-name="T5">:is_trunk</text:span><text:span text:style-name="T6"> → a 0/1 value denoting whether this vNIC connects to a trunk VLAN.</text:span></text:p>
      <text:p text:style-name="P8"><text:span text:style-name="T5">:is_required</text:span><text:span text:style-name="T6"> → a 0/1 value denoting if this virtual Serial adapter is/isn't required during LPAR activation.</text:span></text:p>
      <text:p text:style-name="P8"><text:span text:style-name="T6"/></text:p>
      <text:h text:style-name="P13" text:outline-level="3">parse_slash_delim_string(slash_string, field_specs) → Hash</text:h>
      <text:p text:style-name="P21">Given the slash delimited string denoted by the slash_string parameter and the array field_specs, which is a list of symbols, this function splits slash_string on slashes and returns a hash which the keys denoted in field_specs, assigning each hash entry the value that appeared in slash_string, in the same exact order as the keys are listed in field_spe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next-style-name="List_20_Indent"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Default_20_Text" style:class="index">
      <style:paragraph-properties text:number-lines="false" text:line-number="0"/>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_20_Single" style:default-outline-level="3" style:list-style-name="" style:class="text">
      <style:text-properties style:font-name="Liberation Serif" fo:font-size="14pt" fo:font-weight="bold" style:font-name-asian="文泉驛等寬正黑"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_20_Single" style:default-outline-level="2" style:list-style-name="">
      <style:text-properties style:font-name="Liberation Serif" fo:font-size="18pt" fo:font-weight="bold" style:font-name-asian="文泉驛等寬正黑" style:font-size-asian="18pt" style:font-weight-asian="bold" style:font-name-complex="Lohit Devanagari" style:font-size-complex="18pt" style:font-weight-complex="bold"/>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_20_Single" style:default-outline-level="10" style:list-level="1"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Single" style:default-outline-level="9" style:list-level="1"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Single" style:default-outline-level="8" style:list-level="1"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Single" style:default-outline-level="7" style:list-level="1"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_20_Single" style:default-outline-level="6" style:list-level="1"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_20_Single" style:default-outline-level="5" style:list-level="1"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List_20_Contents" style:display-name="List Contents" style:family="paragraph" style:parent-style-name="Default_20_Text" style:class="html">
      <style:paragraph-properties fo:margin-left="0.3937in" fo:margin-right="0in" fo:text-indent="0in" style:auto-text-indent="false"/>
    </style:style>
    <style:style style:name="Preformatted_20_Text" style:display-name="Preformatted Text" style:family="paragraph" style:parent-style-name="Default_20_Text"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_20_left" style:display-name="Header left"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Text" style:family="paragraph" style:parent-style-name="Caption" style:class="extra"/>
    <style:style style:name="Text_20_Body_20_Indent" style:display-name="Text Body Indent" style:family="paragraph" style:parent-style-name="Default_20_Text">
      <style:paragraph-properties fo:margin-left="0.1965in" fo:margin-right="0in"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0-09T10:09:30</meta:creation-date>
    <dc:date>2014-10-10T16:31:39</dc:date>
    <meta:editing-duration>PT24H32M00S</meta:editing-duration>
    <meta:editing-cycles>2</meta:editing-cycles>
    <meta:generator>IBM_Lotus_Symphony/3.0$Linux OpenOffice.org_project/310m11$Build-9399</meta:generator>
    <meta:document-statistic meta:table-count="0" meta:image-count="0" meta:object-count="0" meta:page-count="11" meta:paragraph-count="197" meta:word-count="2950" meta:character-count="19303"/>
  </office:meta>
</office:document-meta>
</file>